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e67b" officeooo:paragraph-rsid="001e85e1"/>
    </style:style>
    <style:style style:name="P2" style:family="paragraph" style:parent-style-name="Text_20_body">
      <style:text-properties officeooo:rsid="0022601b" officeooo:paragraph-rsid="0022601b"/>
    </style:style>
    <style:style style:name="P3" style:family="paragraph" style:parent-style-name="Text_20_body">
      <style:text-properties officeooo:rsid="002653a4" officeooo:paragraph-rsid="0027687b"/>
    </style:style>
    <style:style style:name="P4" style:family="paragraph" style:parent-style-name="Text_20_body">
      <style:text-properties officeooo:rsid="0029a2dc" officeooo:paragraph-rsid="0029a2dc"/>
    </style:style>
    <style:style style:name="P5" style:family="paragraph" style:parent-style-name="Text_20_body">
      <style:text-properties officeooo:rsid="003670e3" officeooo:paragraph-rsid="003670e3"/>
    </style:style>
    <style:style style:name="P6" style:family="paragraph" style:parent-style-name="Text_20_body">
      <style:text-properties officeooo:rsid="00010ed0" officeooo:paragraph-rsid="00010ed0"/>
    </style:style>
    <style:style style:name="P7" style:family="paragraph" style:parent-style-name="Text_20_body">
      <style:text-properties officeooo:rsid="003c9ea0" officeooo:paragraph-rsid="003c9ea0"/>
    </style:style>
    <style:style style:name="P8" style:family="paragraph" style:parent-style-name="Text_20_body">
      <style:text-properties officeooo:rsid="00420e95" officeooo:paragraph-rsid="00420e95"/>
    </style:style>
    <style:style style:name="P9" style:family="paragraph" style:parent-style-name="Text_20_body">
      <style:text-properties officeooo:rsid="004387ef" officeooo:paragraph-rsid="004387ef"/>
    </style:style>
    <style:style style:name="P10" style:family="paragraph" style:parent-style-name="Text_20_body">
      <style:text-properties officeooo:rsid="00475309" officeooo:paragraph-rsid="00475309"/>
    </style:style>
    <style:style style:name="P11" style:family="paragraph" style:parent-style-name="Text_20_body">
      <style:text-properties officeooo:rsid="003b2ddf" officeooo:paragraph-rsid="004e09e0"/>
    </style:style>
    <style:style style:name="P12" style:family="paragraph" style:parent-style-name="Text_20_body">
      <style:text-properties officeooo:rsid="004ff137" officeooo:paragraph-rsid="004ff137"/>
    </style:style>
    <style:style style:name="P13" style:family="paragraph" style:parent-style-name="Text_20_body">
      <style:text-properties officeooo:rsid="0050fbb7" officeooo:paragraph-rsid="0050fbb7"/>
    </style:style>
    <style:style style:name="P14" style:family="paragraph" style:parent-style-name="Text_20_body">
      <style:text-properties officeooo:rsid="00632365" officeooo:paragraph-rsid="00632365"/>
    </style:style>
    <style:style style:name="P15" style:family="paragraph" style:parent-style-name="Text_20_body">
      <style:text-properties officeooo:rsid="006fcc40" officeooo:paragraph-rsid="006fcc40"/>
    </style:style>
    <style:style style:name="P16" style:family="paragraph" style:parent-style-name="Text_20_body">
      <style:text-properties officeooo:rsid="006d4499" officeooo:paragraph-rsid="006d4499"/>
    </style:style>
    <style:style style:name="P17" style:family="paragraph" style:parent-style-name="Text_20_body">
      <style:text-properties officeooo:paragraph-rsid="0074c30c"/>
    </style:style>
    <style:style style:name="P18" style:family="paragraph" style:parent-style-name="Heading_20_1">
      <style:text-properties officeooo:rsid="00010ed0" officeooo:paragraph-rsid="00010ed0"/>
    </style:style>
    <style:style style:name="P19" style:family="paragraph" style:parent-style-name="Heading_20_1">
      <style:text-properties officeooo:rsid="003c9ea0" officeooo:paragraph-rsid="003c9ea0"/>
    </style:style>
    <style:style style:name="T1" style:family="text">
      <style:text-properties officeooo:rsid="001e85e1"/>
    </style:style>
    <style:style style:name="T2" style:family="text">
      <style:text-properties officeooo:rsid="001fd675"/>
    </style:style>
    <style:style style:name="T3" style:family="text">
      <style:text-properties officeooo:rsid="00239540"/>
    </style:style>
    <style:style style:name="T4" style:family="text">
      <style:text-properties officeooo:rsid="0027687b"/>
    </style:style>
    <style:style style:name="T5" style:family="text">
      <style:text-properties officeooo:rsid="003670e3"/>
    </style:style>
    <style:style style:name="T6" style:family="text">
      <style:text-properties officeooo:rsid="00381ffd"/>
    </style:style>
    <style:style style:name="T7" style:family="text">
      <style:text-properties officeooo:rsid="003b2ddf"/>
    </style:style>
    <style:style style:name="T8" style:family="text">
      <style:text-properties officeooo:rsid="004562f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48ec02" style:font-style-asian="normal" style:font-style-complex="normal"/>
    </style:style>
    <style:style style:name="T12" style:family="text">
      <style:text-properties fo:font-style="normal" officeooo:rsid="0049da8e" style:font-style-asian="normal" style:font-style-complex="normal"/>
    </style:style>
    <style:style style:name="T13" style:family="text">
      <style:text-properties fo:font-style="normal" officeooo:rsid="004a9b08" style:font-style-asian="normal" style:font-style-complex="normal"/>
    </style:style>
    <style:style style:name="T14" style:family="text">
      <style:text-properties officeooo:rsid="004af182"/>
    </style:style>
    <style:style style:name="T15" style:family="text">
      <style:text-properties officeooo:rsid="004c8394"/>
    </style:style>
    <style:style style:name="T16" style:family="text">
      <style:text-properties officeooo:rsid="0050fbb7"/>
    </style:style>
    <style:style style:name="T17" style:family="text">
      <style:text-properties officeooo:rsid="0051e693"/>
    </style:style>
    <style:style style:name="T18" style:family="text">
      <style:text-properties officeooo:rsid="005d3944"/>
    </style:style>
    <style:style style:name="T19" style:family="text">
      <style:text-properties officeooo:rsid="005f6011"/>
    </style:style>
    <style:style style:name="T20" style:family="text">
      <style:text-properties officeooo:rsid="0060365a"/>
    </style:style>
    <style:style style:name="T21" style:family="text">
      <style:text-properties officeooo:rsid="0063ed78"/>
    </style:style>
    <style:style style:name="T22" style:family="text">
      <style:text-properties style:font-name="Liberation Sans" officeooo:rsid="0066fad1"/>
    </style:style>
    <style:style style:name="T23" style:family="text">
      <style:text-properties style:font-name="Liberation Sans" officeooo:rsid="00698ad1"/>
    </style:style>
    <style:style style:name="T24" style:family="text">
      <style:text-properties style:font-name="Liberation Sans" officeooo:rsid="0069db06"/>
    </style:style>
    <style:style style:name="T25" style:family="text">
      <style:text-properties style:font-name="Liberation Sans" officeooo:rsid="006a1d74"/>
    </style:style>
    <style:style style:name="T26" style:family="text">
      <style:text-properties officeooo:rsid="0067ff9a"/>
    </style:style>
    <style:style style:name="T27" style:family="text">
      <style:text-properties officeooo:rsid="007547af"/>
    </style:style>
    <style:style style:name="T28" style:family="text">
      <style:text-properties fo:font-variant="normal" fo:text-transform="none" fo:color="#3a87ad" style:font-name="Consolas" fo:font-size="5.25pt" fo:letter-spacing="normal" fo:font-style="normal" fo:font-weight="normal"/>
    </style:style>
    <style:style style:name="T29" style:family="text">
      <style:text-properties officeooo:rsid="0074c30c"/>
    </style:style>
    <style:style style:name="T30" style:family="text">
      <style:text-properties officeooo:rsid="007d6f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Ziel</text:h>
      <text:p text:style-name="P6">Einfaches Web-Backend <text:span text:style-name="T18">und Frontend</text:span> für Autos<text:line-break/><text:span text:style-name="T19">Wünschenswert: Bilder für Autos werden automatisch gesucht (Google-API?)</text:span><text:line-break/><text:span text:style-name="T18">Autos werden aufgelistet<text:line-break/>Funktionen: Auto erstellen, löschen, editieren, suchen nach Marke/Modell<text:line-break/>Kontakt-Formular</text:span></text:p>
      <text:h text:style-name="Heading_20_1" text:outline-level="1">TODO</text:h>
      <text:p text:style-name="P7">Look for nice templates</text:p>
      <text:h text:style-name="P19" text:outline-level="1">Aufgaben</text:h>
      <text:p text:style-name="P17"><text:span text:style-name="T29">Create “New car”-card<text:line-break/>-Try out Pixabay API<text:line-break/>--Create form with brand, model<text:line-break/>--Send request t</text:span>o https://pixabay.com/api/ <text:line-break/>-<text:span text:style-name="T30">Create dummy list of 5 images; Show images below form<text:line-break/>-One of the 5 images is selected, shown big<text:line-break/>-Hover-event</text:span></text:p>
      <text:p text:style-name="P15"/>
      <text:p text:style-name="P15">List cars<text:line-break/>-if index &lt;=12: in upper part<text:line-break/>-otherwise: in lower part</text:p>
      <text:p text:style-name="P16">Implement layout<text:line-break/>-Card for new car<text:line-break/>-Cards right of new car + below</text:p>
      <text:p text:style-name="Text_20_body">Get car list from server instead of mock-API<text:line-break/>-Create runnable jar<text:tab/><text:tab/><text:tab/><text:tab/><text:tab/><text:tab/><text:tab/><text:tab/><text:tab/><text:tab/><text:tab/>v<text:line-break/>-FE: Send GET-request to server<text:line-break/>--Request blocked by CORS policy<text:line-break/>→ <text:bookmark text:name="code-block-7"/><text:span text:style-name="Source_20_Text"><text:s text:c="4"/>@CrossOrigin(origins = "</text:span><text:a xlink:type="simple" xlink:href="http://localhost:9000/" text:style-name="Internet_20_link" text:visited-style-name="Visited_20_Internet_20_Link"><text:span text:style-name="Source_20_Text">http://localhost:</text:span></text:a><text:span text:style-name="Source_20_Text"><text:span text:style-name="T26">8080</text:span></text:span><text:span text:style-name="Source_20_Text">")<text:line-break/></text:span><text:span text:style-name="Source_20_Text"><text:span text:style-name="T22">-</text:span></text:span><text:span text:style-name="Source_20_Text"><text:span text:style-name="T23">Antwort noch nicht richtig verarbeitet<text:tab/><text:tab/><text:tab/><text:tab/><text:tab/><text:tab/><text:tab/><text:tab/></text:span></text:span><text:span text:style-name="Source_20_Text"><text:span text:style-name="T24">v<text:line-break/>-Mache Controller “Sauberer”<text:tab/><text:tab/><text:tab/><text:tab/><text:tab/><text:tab/><text:tab/><text:tab/><text:tab/></text:span></text:span><text:span text:style-name="Source_20_Text"><text:span text:style-name="T25">v<text:line-break/></text:span></text:span><text:line-break/></text:p>
      <text:p text:style-name="P14"/>
      <text:p text:style-name="P14"><text:soft-page-break/>Change model in backend so it contains a picture URL<text:tab/><text:tab/><text:tab/><text:tab/><text:tab/><text:tab/><text:span text:style-name="T21">v<text:line-break/><text:line-break/>Create mock backend that delivers data for 2-3 different cars + frontend function to load them<text:tab/>v<text:line-break/>-Create backend: CarApi<text:line-break/>-Create frontend-request</text:span></text:p>
      <text:p text:style-name="P13"/>
      <text:p text:style-name="P13"><text:span text:style-name="T20">Create simple card layout to display cars<text:tab/><text:tab/><text:tab/><text:tab/><text:tab/><text:tab/><text:tab/><text:tab/>v<text:line-break/>-Dummy data set</text:span><text:line-break/><text:line-break/>Create 2 pages <text:span text:style-name="T17">Home (with car list), Contact<text:tab/><text:tab/><text:tab/><text:tab/><text:tab/><text:tab/><text:tab/>v<text:line-break/>-Do I need the router? Embedded in “Cars”?<text:line-break/>--Install vue-router<text:line-break/>-Drawer doesn’t work<text:tab/><text:tab/><text:tab/><text:tab/><text:tab/><text:tab/><text:tab/><text:tab/><text:tab/><text:tab/><text:tab/>v<text:line-break/>--Because Element is in App.vue?<text:line-break/>--Try again to copy-paste code from default layout<text:line-break/>– →Doesn’t work, same problem<text:line-break/>-Erstelle 2 Seiten in gleichem Layout/Frame:<text:line-break/>--Cars<text:line-break/>--About</text:span></text:p>
      <text:p text:style-name="P12"/>
      <text:p text:style-name="P12">Vue Debugger einrichten<text:tab/><text:tab/><text:tab/><text:tab/><text:tab/><text:tab/><text:tab/><text:tab/><text:tab/><text:tab/><text:span text:style-name="T16">v</text:span></text:p>
      <text:p text:style-name="P11"/>
      <text:p text:style-name="P13">Create basic layout<text:tab/><text:tab/><text:tab/><text:tab/><text:tab/><text:tab/><text:tab/><text:tab/><text:tab/><text:tab/><text:tab/>v</text:p>
      <text:p text:style-name="P10"/>
      <text:p text:style-name="P10">Adapt Application for Postgres<text:tab/><text:tab/><text:tab/><text:tab/><text:tab/><text:tab/><text:tab/><text:tab/><text:tab/><text:span text:style-name="T14">v</text:span><text:line-break/>-Only Packages must be changed?<text:line-break/>-<text:span text:style-name="T9">java.sql.SQLFeatureNotSupportedException: Die Methode org.postgresql.jdbc.PgConnection.createClob() ist noch nicht implementiert.<text:line-break/></text:span><text:span text:style-name="T10">→</text:span><text:span text:style-name="T11"> Re-Implementierung<text:tab/><text:tab/><text:tab/><text:tab/><text:tab/><text:tab/><text:tab/><text:tab/><text:tab/><text:tab/></text:span><text:span text:style-name="T13">v</text:span><text:span text:style-name="T11"><text:line-break/>-</text:span><text:span text:style-name="T12">Applikation scheint zu laufen, teste mit Postman</text:span></text:p>
      <text:p text:style-name="P9"/>
      <text:p text:style-name="P9">Server-Zeit wird jedes Mal wieder zurück gesetzt<text:line-break/>-<text:span text:style-name="T8">Timezone-Variable geändert, Änderung rückgängig gemacht → Jetzt läuft nix mehr!<text:line-break/>-Probiere Postgres aus!<text:line-break/>-Set up schema<text:line-break/></text:span><text:soft-page-break/><text:span text:style-name="T8">-Create superuser “Peter”<text:tab/><text:tab/><text:tab/><text:tab/><text:tab/><text:tab/><text:tab/><text:tab/><text:tab/><text:tab/>v</text:span><text:line-break/></text:p>
      <text:p text:style-name="P8"/>
      <text:p text:style-name="P8">Start Server without IDE → Create runnable jar<text:tab/><text:tab/><text:tab/><text:tab/><text:tab/><text:tab/><text:tab/><text:span text:style-name="T15">v</text:span></text:p>
      <text:p text:style-name="P5"/>
      <text:p text:style-name="P5">Build Simple Frontend in VueJS<text:tab/><text:tab/><text:tab/><text:tab/><text:tab/><text:tab/><text:tab/><text:tab/><text:tab/><text:span text:style-name="T7">v</text:span><text:line-break/>-<text:span text:style-name="T6">Change port for backend<text:tab/><text:line-break/>-Create new Vue Project<text:tab/><text:tab/><text:tab/><text:tab/><text:tab/><text:tab/><text:tab/><text:tab/><text:tab/></text:span></text:p>
      <text:p text:style-name="P4"/>
      <text:p text:style-name="P4">Add Project to git<text:tab/><text:tab/><text:tab/><text:tab/><text:tab/><text:tab/><text:tab/><text:tab/><text:tab/><text:tab/><text:tab/><text:span text:style-name="T5">v</text:span></text:p>
      <text:p text:style-name="P2">Change Data Access Service<text:tab/><text:tab/><text:tab/><text:tab/><text:tab/><text:tab/><text:tab/><text:tab/><text:tab/><text:tab/><text:span text:style-name="T5">v</text:span><text:line-break/>-Fake DAO<text:tab/><text:tab/><text:tab/><text:tab/><text:tab/><text:tab/><text:tab/><text:tab/><text:tab/><text:tab/><text:tab/><text:tab/><text:span text:style-name="T3">v<text:line-break/>-MySQL Database<text:line-break/>-Download, install MySQL<text:tab/><text:tab/><text:tab/><text:tab/><text:tab/><text:tab/><text:tab/><text:tab/><text:tab/><text:tab/>v<text:line-break/>-Create table cars, insert example row<text:tab/><text:tab/><text:tab/><text:tab/><text:tab/><text:tab/><text:tab/><text:tab/>v<text:line-break/>-Connect to my application: Add lines to pom.xml, application.config<text:tab/><text:tab/><text:tab/><text:tab/>v<text:line-break/>-Wie wird Car-Instanz in DB gespeichert? <text:line-break/>-→ Methoden von CrudRepository: save(), findAll(),…<text:line-break/>-Change in CarService<text:tab/><text:tab/><text:tab/><text:tab/><text:tab/><text:tab/><text:tab/><text:tab/><text:tab/><text:tab/>v<text:line-break/>-Timezone-Problem:<text:line-break/>--→ Change server timezone to UTC+01:00<text:line-break/>-Test API with Postman: Add, Delete, Get, Update<text:tab/><text:tab/><text:tab/><text:tab/><text:tab/><text:tab/><text:tab/>v<text:line-break/>--No default constructor for car (hibernate)<text:line-break/>---Imitate Tutorial, use normal Integer for ID<text:line-break/>-Warum ist Tabelle nach Server-Neustart wieder weg?<text:line-break/>--Sie wird jedes Mal neu angelegt!<text:line-break/>--→ Ändere Hibernate-Strategie von create zu none<text:line-break/></text:span></text:p>
      <text:p text:style-name="P2"/>
      <text:p text:style-name="P3">Create runnable jar<text:tab/><text:tab/><text:tab/><text:tab/><text:tab/><text:tab/><text:tab/><text:tab/><text:tab/><text:tab/><text:tab/><text:span text:style-name="T4">v</text:span></text:p>
      <text:p text:style-name="P1"/>
      <text:p text:style-name="P1">Implement get, post, put, delete<text:line-break/>-get<text:tab/><text:tab/><text:tab/><text:tab/><text:tab/><text:tab/><text:tab/><text:tab/><text:tab/><text:tab/><text:tab/><text:tab/><text:tab/>v<text:line-break/>-post<text:tab/><text:tab/><text:tab/><text:tab/><text:tab/><text:tab/><text:tab/><text:tab/><text:tab/><text:tab/><text:tab/><text:tab/><text:tab/>v<text:line-break/>-delete<text:tab/><text:tab/><text:tab/><text:tab/><text:tab/><text:tab/><text:tab/><text:tab/><text:tab/><text:tab/><text:tab/><text:tab/><text:tab/><text:span text:style-name="T1">v</text:span><text:line-break/>-put<text:tab/><text:tab/><text:tab/><text:tab/><text:tab/><text:tab/><text:tab/><text:tab/><text:tab/><text:tab/><text:tab/><text:tab/><text:tab/><text:span text:style-name="T2">v</text:span><text:line-break/><text:soft-page-break/>--<text:span text:style-name="T2">Warum ID=null?</text:span><text:tab/><text:line-break/>→<text:span text:style-name="T2"> Insert new car with old ID</text:span><text:tab/><text:tab/><text:tab/><text:tab/><text:tab/><text:tab/><text:tab/><text:tab/><text:tab/><text:line-break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02T21:27:24.960000000</dc:date>
    <meta:editing-duration>P13DT53M22S</meta:editing-duration>
    <meta:editing-cycles>89</meta:editing-cycles>
    <meta:document-statistic meta:table-count="0" meta:image-count="0" meta:object-count="0" meta:page-count="4" meta:paragraph-count="21" meta:word-count="449" meta:character-count="3174" meta:non-whitespace-character-count="2479"/>
  </office:meta>
</office:document-meta>
</file>